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left="1.244cm" fo:margin-right="0cm" fo:text-indent="0cm" style:auto-text-indent="false"/>
    </style:style>
    <style:style style:name="P4" style:family="paragraph" style:parent-style-name="Standard" style:master-page-name="Standard">
      <style:paragraph-properties fo:line-height="100%" fo:text-align="justify" style:justify-single-word="false"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officeooo:rsid="001e5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aso de Uso – Cadastro de cliente</text:span></text:p>
      <text:p text:style-name="P2"><text:span text:style-name="T1">Condição:</text:span></text:p>
      <text:p text:style-name="P2"><text:span text:style-name="T1"><text:tab/></text:span><text:span text:style-name="T2">Estar com a tela de </text:span><text:span text:style-name="T3">cadastro de cliente</text:span><text:span text:style-name="T2"> aberta. </text:span></text:p>
      <text:p text:style-name="P2"><text:span text:style-name="T1">Fluxo normal:</text:span></text:p>
      <text:p text:style-name="P2"><text:span text:style-name="T1"><text:tab/></text:span><text:span text:style-name="T2">1 – Inserir dados cliente.</text:span></text:p>
      <text:p text:style-name="P2"><text:span text:style-name="T2"><text:tab/>2 – Confirmar cadastro.</text:span></text:p>
      <text:p text:style-name="P2"><text:span text:style-name="T2"><text:tab/>3 – Encerrar caso de uso.</text:span></text:p>
      <text:p text:style-name="P2"><text:span text:style-name="T1">Fluxo Alternativo:</text:span></text:p>
      <text:list xml:id="list450759681709622603" text:style-name="WWNum1">
        <text:list-item>
          <text:list>
            <text:list-item>
              <text:p text:style-name="P1">– Campos de preenchimento <text:span text:style-name="T4">obrigatório</text:span> não preenchidos, ou preenchidos de <text:span text:style-name="T4">maneira</text:span> incorreta.</text:p>
            </text:list-item>
          </text:list>
        </text:list-item>
      </text:list>
      <text:p text:style-name="P3">1.1.<text:span text:style-name="T4">2</text:span> – Mensagem informando que os campos não estão preenchidos ou estão preenchidos de maneira incorreta.</text:p>
      <text:p text:style-name="P3"><text:tab/></text:p>
      <text:p text:style-name="P3"><text:bookmark text:name="_GoBack"/>2.1 – Cadastro cancelado pelo <text:span text:style-name="T4">usuário.</text:span></text:p>
      <text:p text:style-name="P3">2.1.2 – Mensagem de confirmação para cancelar o cadastro.</text:p>
      <text:p text:style-name="P3">2.1.3 – Encerrar caso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elipe Cardoso</meta:initial-creator>
    <meta:editing-cycles>4</meta:editing-cycles>
    <meta:creation-date>2015-09-17T17:51:00</meta:creation-date>
    <dc:date>2015-09-23T15:17:32.344674453</dc:date>
    <meta:editing-duration>PT2M25S</meta:editing-duration>
    <meta:generator>LibreOffice/4.4.2.2$Linux_x86 LibreOffice_project/40m0$Build-2</meta:generator>
    <meta:document-statistic meta:table-count="0" meta:image-count="0" meta:object-count="0" meta:page-count="1" meta:paragraph-count="14" meta:word-count="77" meta:character-count="524" meta:non-whitespace-character-count="4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